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24-09-06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8-06-27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1-04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2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15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24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05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18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02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27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26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9-11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8-02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2-06-18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1-08-10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10-07-27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08-08-28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06-08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05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2002-08-0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1998-09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1998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199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609093553001</text:p>
          </table:table-cell>
          <table:table-cell office:value-type="string" calcext:value-type="string">
            <text:p>199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36" meta:object-count="0"/>
    <meta:user-defined meta:name="AppVersion">3.0</meta:user-defined>
  </office:meta>
</office:document-meta>
</file>